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x-locale-body, sans-serif"/>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20%" fo:text-align="center" style:justify-single-word="false" fo:orphans="2" fo:widows="2" fo:text-indent="0in" style:auto-text-indent="false"/>
      <style:text-properties fo:font-variant="normal" fo:text-transform="none" fo:color="#212121" style:font-name="zillaslab" fo:font-style="normal" fo:font-weight="bold" style:font-weight-asian="bold" style:font-weight-complex="bold"/>
    </style:style>
    <style:style style:name="P2" style:family="paragraph" style:parent-style-name="Heading_20_2">
      <style:paragraph-properties fo:margin-left="0in" fo:margin-right="0in" fo:margin-top="0in" fo:margin-bottom="0.1252in" loext:contextual-spacing="false" fo:line-height="120%" fo:orphans="2" fo:widows="2" fo:text-indent="0in" style:auto-text-indent="false"/>
    </style:style>
    <style:style style:name="P3" style:family="paragraph" style:parent-style-name="Heading_20_3">
      <style:paragraph-properties fo:margin-left="0in" fo:margin-right="0in" fo:margin-top="0in" fo:margin-bottom="0.1252in" loext:contextual-spacing="false" fo:line-height="120%" fo:orphans="2" fo:widows="2" fo:text-indent="0in" style:auto-text-indent="false"/>
    </style:style>
    <style:style style:name="P4" style:family="paragraph" style:parent-style-name="Heading_20_4">
      <style:paragraph-properties fo:margin-left="0in" fo:margin-right="0in" fo:margin-top="0in" fo:margin-bottom="0in" loext:contextual-spacing="false" fo:line-height="120%" fo:orphans="2" fo:widows="2" fo:text-indent="0in" style:auto-text-indent="false"/>
      <style:text-properties fo:font-variant="normal" fo:text-transform="none" fo:color="#212121" style:font-name="zillaslab" fo:font-size="15pt" fo:letter-spacing="normal" fo:font-style="normal" fo:font-weight="normal"/>
    </style:style>
    <style:style style:name="P5" style:family="paragraph" style:parent-style-name="List_20_Contents">
      <style:paragraph-properties fo:margin-left="0.6437in" fo:margin-right="0.25in" fo:margin-top="0in" fo:margin-bottom="0.25in" loext:contextual-spacing="false" fo:orphans="85" fo:widows="2" fo:text-indent="0in" style:auto-text-indent="false"/>
      <style:text-properties fo:font-variant="normal" fo:text-transform="none" fo:color="#212121" style:font-name="arial" fo:font-size="15pt" fo:letter-spacing="normal" fo:font-style="normal" fo:font-weight="normal"/>
    </style:style>
    <style:style style:name="P6" style:family="paragraph" style:parent-style-name="List_20_Contents">
      <style:paragraph-properties fo:margin-left="0.6437in" fo:margin-right="0.25in" fo:margin-top="0in" fo:margin-bottom="0.25in" loext:contextual-spacing="false" fo:orphans="85" fo:widows="2" fo:text-indent="0in" style:auto-text-indent="false"/>
    </style:style>
    <style:style style:name="P7" style:family="paragraph" style:parent-style-name="List_20_Heading">
      <style:paragraph-properties fo:margin-left="0in" fo:margin-right="0in" fo:margin-top="0in" fo:margin-bottom="0in" loext:contextual-spacing="false" fo:orphans="85" fo:widows="2" fo:text-indent="0in" style:auto-text-indent="false"/>
    </style:style>
    <style:style style:name="P8" style:family="paragraph" style:parent-style-name="List_20_Heading">
      <style:paragraph-properties fo:margin-top="0in" fo:margin-bottom="0in" loext:contextual-spacing="false" fo:orphans="85" fo:widows="2"/>
    </style:style>
    <style:style style:name="P9" style:family="paragraph" style:parent-style-name="Preformatted_20_Text">
      <loext:graphic-properties draw:fill="solid" draw:fill-color="#eeeeee" draw:opacity="100%"/>
      <style:paragraph-properties fo:margin-left="0in" fo:margin-right="0in" fo:margin-top="0in" fo:margin-bottom="0.25in" loext:contextual-spacing="false" fo:line-height="140%" fo:orphans="2" fo:widows="2" fo:text-indent="0in" style:auto-text-indent="false" fo:background-color="#eeeeee" fo:padding-left="0.25in" fo:padding-right="0in" fo:padding-top="0in" fo:padding-bottom="0in" fo:border-left="4.51pt solid #00458b" fo:border-right="none" fo:border-top="none" fo:border-bottom="none"/>
    </style:style>
    <style:style style:name="P10" style:family="paragraph" style:parent-style-name="Preformatted_20_Text">
      <loext:graphic-properties draw:fill="solid" draw:fill-color="#eeeeee" draw:opacity="100%"/>
      <style:paragraph-properties fo:margin-top="0in" fo:margin-bottom="0.25in" loext:contextual-spacing="false" fo:line-height="140%" fo:orphans="2" fo:widows="2" fo:background-color="#eeeeee" fo:padding-left="0.25in" fo:padding-right="0in" fo:padding-top="0in" fo:padding-bottom="0in" fo:border-left="4.51pt solid #00458b" fo:border-right="none" fo:border-top="none" fo:border-bottom="none"/>
    </style:style>
    <style:style style:name="P11" style:family="paragraph" style:parent-style-name="Text_20_body" style:list-style-name="L1">
      <style:paragraph-properties fo:margin-left="0in" fo:margin-right="0in" fo:orphans="85" fo:widows="2" fo:text-indent="0in" style:auto-text-indent="false"/>
      <style:text-properties fo:font-variant="normal" fo:text-transform="none" fo:color="#212121" style:font-name="arial" fo:font-size="15pt" fo:letter-spacing="normal" fo:font-style="normal" fo:font-weight="normal"/>
    </style:style>
    <style:style style:name="P12" style:family="paragraph" style:parent-style-name="Text_20_body">
      <style:paragraph-properties fo:margin-left="0in" fo:margin-right="0in" fo:margin-top="0in" fo:margin-bottom="0.25in" loext:contextual-spacing="false" fo:orphans="85" fo:widows="2" fo:text-indent="0in" style:auto-text-indent="false"/>
    </style:style>
    <style:style style:name="P13" style:family="paragraph" style:parent-style-name="Text_20_body">
      <style:paragraph-properties fo:margin-left="0in" fo:margin-right="0in" fo:margin-top="0in" fo:margin-bottom="0.25in" loext:contextual-spacing="false" fo:orphans="85" fo:widows="2" fo:text-indent="0in" style:auto-text-indent="false"/>
      <style:text-properties fo:font-variant="normal" fo:text-transform="none" fo:color="#212121" style:font-name="arial" fo:font-size="15pt" fo:letter-spacing="normal" fo:font-style="normal" fo:font-weight="normal"/>
    </style:style>
    <style:style style:name="P14" style:family="paragraph" style:parent-style-name="Text_20_body" style:list-style-name="L1">
      <style:paragraph-properties fo:margin-left="0in" fo:margin-right="0in" fo:margin-top="0in" fo:margin-bottom="0in" loext:contextual-spacing="false" fo:orphans="85" fo:widows="2" fo:text-indent="0in" style:auto-text-indent="false"/>
      <style:text-properties fo:font-variant="normal" fo:text-transform="none" fo:color="#212121" style:font-name="arial" fo:font-size="15pt" fo:letter-spacing="normal" fo:font-style="normal" fo:font-weight="normal"/>
    </style:style>
    <style:style style:name="T1" style:family="text">
      <style:text-properties fo:font-variant="normal" fo:text-transform="none" fo:color="#212121" style:font-name="arial" fo:font-size="15pt" fo:letter-spacing="normal" fo:font-style="normal" fo:font-weight="normal"/>
    </style:style>
    <style:style style:name="T2" style:family="text">
      <style:text-properties fo:font-variant="normal" fo:text-transform="none" fo:color="#212121" style:font-name="arial" fo:font-size="15pt" fo:letter-spacing="normal" fo:font-style="normal" fo:font-weight="normal" fo:background-color="#eeeeee" loext:char-shading-value="0"/>
    </style:style>
    <style:style style:name="T3" style:family="text">
      <style:text-properties fo:font-variant="normal" fo:text-transform="none" fo:color="#212121" style:font-name="arial" fo:font-size="15pt" fo:letter-spacing="normal" fo:font-style="normal" fo:font-weight="normal" fo:background-color="transparent" loext:char-shading-value="0"/>
    </style:style>
    <style:style style:name="T4" style:family="text">
      <style:text-properties fo:font-variant="normal" fo:text-transform="none" fo:color="#212121" style:font-name="arial" fo:font-size="15pt" fo:letter-spacing="normal" fo:font-style="normal" fo:font-weight="normal" fo:background-color="transparent" loext:char-shading-value="0"/>
    </style:style>
    <style:style style:name="T5" style:family="text">
      <style:text-properties fo:font-variant="normal" fo:text-transform="none" fo:color="#212121" style:font-name="arial" fo:font-size="15pt" fo:letter-spacing="normal" fo:font-style="normal" fo:font-weight="bold" fo:background-color="#eeeeee" loext:char-shading-value="0"/>
    </style:style>
    <style:style style:name="T6" style:family="text">
      <style:text-properties fo:font-variant="normal" fo:text-transform="none" fo:color="#212121" style:text-line-through-style="none" style:text-line-through-type="none" style:font-name="zillaslab" fo:font-style="normal" style:text-underline-style="none" fo:font-weight="normal" style:text-blinking="false"/>
    </style:style>
    <style:style style:name="T7" style:family="text">
      <style:text-properties fo:font-variant="normal" fo:text-transform="none" fo:color="#212121" fo:letter-spacing="normal" fo:background-color="transparent" loext:char-shading-value="0"/>
    </style:style>
    <style:style style:name="T8" style:family="text">
      <style:text-properties fo:font-variant="normal" fo:text-transform="none" fo:color="#00458b" style:font-name="arial" fo:font-size="15pt" fo:letter-spacing="normal" fo:font-style="normal" style:text-underline-style="solid" style:text-underline-width="auto" style:text-underline-color="font-color" fo:font-weight="normal"/>
    </style:style>
    <style:style style:name="T9" style:family="text">
      <style:text-properties fo:font-variant="normal" fo:text-transform="none" fo:color="#00458b" style:font-name="arial" fo:font-size="15pt" fo:letter-spacing="normal" fo:font-style="normal" style:text-underline-style="solid" style:text-underline-width="auto" style:text-underline-color="font-color" fo:font-weight="normal" fo:background-color="#eeeeee" loext:char-shading-value="0"/>
    </style:style>
    <style:style style:name="T10" style:family="text">
      <style:text-properties fo:font-variant="normal" fo:text-transform="none" fo:color="#00458b" style:font-name="arial" fo:font-size="15pt" fo:letter-spacing="normal" fo:font-style="normal" style:text-underline-style="solid" style:text-underline-width="auto" style:text-underline-color="font-color" fo:font-weight="normal" fo:background-color="transparent" loext:char-shading-value="0"/>
    </style:style>
    <style:style style:name="T11" style:family="text">
      <style:text-properties fo:font-variant="normal" fo:text-transform="none" fo:color="#00458b" style:font-name="arial" fo:font-size="15pt" fo:letter-spacing="normal" fo:font-style="normal" style:text-underline-style="solid" style:text-underline-width="auto" style:text-underline-color="font-color" fo:font-weight="normal" fo:background-color="transparent" loext:char-shading-value="0"/>
    </style:style>
    <style:style style:name="T12" style:family="text">
      <style:text-properties fo:font-variant="normal" fo:text-transform="none" fo:color="#00458b" style:font-name="arial" fo:font-size="15pt" fo:letter-spacing="normal" fo:font-style="normal" fo:font-weight="normal" fo:background-color="transparent" loext:char-shading-value="0"/>
    </style:style>
    <style:style style:name="T13" style:family="text">
      <style:text-properties fo:font-variant="normal" fo:text-transform="none" fo:color="#276738" style:font-name="arial" fo:font-size="15pt" fo:letter-spacing="normal" fo:font-style="normal" fo:font-weight="normal" fo:background-color="transparent" loext:char-shading-value="0"/>
    </style:style>
    <style:style style:name="T14" style:family="text">
      <style:text-properties fo:font-variant="normal" fo:text-transform="none" fo:color="#626262" style:font-name="arial" fo:font-size="15pt" fo:letter-spacing="normal" fo:font-style="normal" fo:font-weight="normal" fo:background-color="transparent" loext:char-shading-value="0"/>
    </style:style>
    <style:style style:name="T15" style:family="text">
      <style:text-properties fo:font-variant="normal" fo:text-transform="none" fo:color="#b54248" style:font-name="arial" fo:font-size="15pt" fo:letter-spacing="normal" fo:font-style="normal" fo:font-weight="normal" fo:background-color="transparent" loext:char-shading-value="0"/>
    </style:style>
    <style:style style:name="T16" style:family="text">
      <style:text-properties fo:font-variant="normal" fo:text-transform="none" fo:color="#95353a" style:font-name="arial" fo:font-size="15pt" fo:letter-spacing="normal" fo:font-style="normal" fo:font-weight="normal" fo:background-color="transparent" loext:char-shading-value="0"/>
    </style:style>
    <style:style style:name="T17" style:family="text">
      <style:text-properties officeooo:rsid="000b6811"/>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7">I</text:span>mport</text:h>
      <text:p text:style-name="P12"><text:span text:style-name="T4">The static </text:span><text:span text:style-name="Source_20_Text"><text:span text:style-name="Strong_20_Emphasis"><text:span text:style-name="T4">import</text:span></text:span></text:span><text:span text:style-name="T4"> statement is used to import read only live bindings which are </text:span><text:a xlink:type="simple" xlink:href="https://developer.mozilla.org/en-US/docs/Web/JavaScript/Reference/Statements/export" text:style-name="Internet_20_link" text:visited-style-name="Visited_20_Internet_20_Link"><text:span text:style-name="T11">exported</text:span></text:a><text:span text:style-name="T4"> by another module.</text:span></text:p>
      <text:p text:style-name="P12"><text:span text:style-name="T4">Imported modules are in </text:span><text:a xlink:type="simple" xlink:href="https://developer.mozilla.org/en-US/docs/Web/JavaScript/Reference/Strict_mode" text:style-name="Internet_20_link" text:visited-style-name="Visited_20_Internet_20_Link"><text:span text:style-name="Source_20_Text"><text:span text:style-name="T11">strict mode</text:span></text:span></text:a><text:span text:style-name="T4"> whether you declare them as such or not. The </text:span><text:span text:style-name="Source_20_Text"><text:span text:style-name="T4">import</text:span></text:span><text:span text:style-name="T4"> statement cannot be used in embedded scripts unless such script has a </text:span><text:span text:style-name="Source_20_Text"><text:span text:style-name="T4">type="module"</text:span></text:span><text:span text:style-name="T4">. Bindings imported are called live bindings because they are updated by the module that exported the binding.</text:span></text:p>
      <text:p text:style-name="P12"><text:span text:style-name="T4">There is also a function-like dynamic </text:span><text:span text:style-name="Source_20_Text"><text:span text:style-name="Strong_20_Emphasis"><text:span text:style-name="T4">import()</text:span></text:span></text:span><text:span text:style-name="T4">, which does not require scripts of </text:span><text:span text:style-name="Source_20_Text"><text:span text:style-name="T4">type="module"</text:span></text:span><text:span text:style-name="T4">.</text:span></text:p>
      <text:p text:style-name="P12"><text:span text:style-name="T4">Backward compatibility can be ensured using attribute </text:span><text:span text:style-name="Source_20_Text"><text:span text:style-name="T4">nomodule</text:span></text:span><text:span text:style-name="T4"> on the </text:span><text:a xlink:type="simple" xlink:href="https://developer.mozilla.org/en-US/docs/Web/HTML/Element/script" text:style-name="Internet_20_link" text:visited-style-name="Visited_20_Internet_20_Link"><text:span text:style-name="Source_20_Text"><text:span text:style-name="T11">&lt;script&gt;</text:span></text:span></text:a><text:span text:style-name="T4"> tag.</text:span></text:p>
      <text:h text:style-name="P2" text:outline-level="2"><text:bookmark text:name="syntax"/><text:a xlink:type="simple" xlink:href="https://developer.mozilla.org/en-US/docs/Web/JavaScript/Reference/Statements/import#syntax" text:style-name="Internet_20_link" text:visited-style-name="Visited_20_Internet_20_Link"><text:span text:style-name="T6">Syntax</text:span></text:a></text:h>
      <text:p text:style-name="P9"><text:span text:style-name="Source_20_Text"><text:span text:style-name="T12">import</text:span></text:span><text:span text:style-name="Source_20_Text"><text:span text:style-name="T3"> defaultExport </text:span></text:span><text:span text:style-name="Source_20_Text"><text:span text:style-name="T12">from</text:span></text:span><text:span text:style-name="Source_20_Text"><text:span text:style-name="T3"> </text:span></text:span><text:span text:style-name="Source_20_Text"><text:span text:style-name="T13">"module-name"</text:span></text:span><text:span text:style-name="Source_20_Text"><text:span text:style-name="T14">;</text:span></text:span></text:p>
      <text:p text:style-name="P10"><text:span text:style-name="Source_20_Text"><text:span text:style-name="T12">import</text:span></text:span><text:span text:style-name="Source_20_Text"><text:span text:style-name="T3"> * </text:span></text:span><text:span text:style-name="Source_20_Text"><text:span text:style-name="T12">as</text:span></text:span><text:span text:style-name="Source_20_Text"><text:span text:style-name="T3"> name </text:span></text:span><text:span text:style-name="Source_20_Text"><text:span text:style-name="T12">from</text:span></text:span><text:span text:style-name="Source_20_Text"><text:span text:style-name="T3"> </text:span></text:span><text:span text:style-name="Source_20_Text"><text:span text:style-name="T13">"module-name"</text:span></text:span><text:span text:style-name="Source_20_Text"><text:span text:style-name="T14">;</text:span></text:span></text:p>
      <text:p text:style-name="P10"><text:span text:style-name="Source_20_Text"><text:span text:style-name="T12">import</text:span></text:span><text:span text:style-name="Source_20_Text"><text:span text:style-name="T3"> </text:span></text:span><text:span text:style-name="Source_20_Text"><text:span text:style-name="T14">{</text:span></text:span><text:span text:style-name="Source_20_Text"><text:span text:style-name="T3"> export1 </text:span></text:span><text:span text:style-name="Source_20_Text"><text:span text:style-name="T14">}</text:span></text:span><text:span text:style-name="Source_20_Text"><text:span text:style-name="T3"> </text:span></text:span><text:span text:style-name="Source_20_Text"><text:span text:style-name="T12">from</text:span></text:span><text:span text:style-name="Source_20_Text"><text:span text:style-name="T3"> </text:span></text:span><text:span text:style-name="Source_20_Text"><text:span text:style-name="T13">"module-name"</text:span></text:span><text:span text:style-name="Source_20_Text"><text:span text:style-name="T14">;</text:span></text:span></text:p>
      <text:p text:style-name="P10"><text:span text:style-name="Source_20_Text"><text:span text:style-name="T12">import</text:span></text:span><text:span text:style-name="Source_20_Text"><text:span text:style-name="T3"> </text:span></text:span><text:span text:style-name="Source_20_Text"><text:span text:style-name="T14">{</text:span></text:span><text:span text:style-name="Source_20_Text"><text:span text:style-name="T3"> export1 </text:span></text:span><text:span text:style-name="Source_20_Text"><text:span text:style-name="T12">as</text:span></text:span><text:span text:style-name="Source_20_Text"><text:span text:style-name="T3"> alias1 </text:span></text:span><text:span text:style-name="Source_20_Text"><text:span text:style-name="T14">}</text:span></text:span><text:span text:style-name="Source_20_Text"><text:span text:style-name="T3"> </text:span></text:span><text:span text:style-name="Source_20_Text"><text:span text:style-name="T12">from</text:span></text:span><text:span text:style-name="Source_20_Text"><text:span text:style-name="T3"> </text:span></text:span><text:span text:style-name="Source_20_Text"><text:span text:style-name="T13">"module-name"</text:span></text:span><text:span text:style-name="Source_20_Text"><text:span text:style-name="T14">;</text:span></text:span></text:p>
      <text:p text:style-name="P10"><text:span text:style-name="Source_20_Text"><text:span text:style-name="T12">import</text:span></text:span><text:span text:style-name="Source_20_Text"><text:span text:style-name="T3"> </text:span></text:span><text:span text:style-name="Source_20_Text"><text:span text:style-name="T14">{</text:span></text:span><text:span text:style-name="Source_20_Text"><text:span text:style-name="T3"> export1 </text:span></text:span><text:span text:style-name="Source_20_Text"><text:span text:style-name="T14">,</text:span></text:span><text:span text:style-name="Source_20_Text"><text:span text:style-name="T3"> export2 </text:span></text:span><text:span text:style-name="Source_20_Text"><text:span text:style-name="T14">}</text:span></text:span><text:span text:style-name="Source_20_Text"><text:span text:style-name="T3"> </text:span></text:span><text:span text:style-name="Source_20_Text"><text:span text:style-name="T12">from</text:span></text:span><text:span text:style-name="Source_20_Text"><text:span text:style-name="T3"> </text:span></text:span><text:span text:style-name="Source_20_Text"><text:span text:style-name="T13">"module-name"</text:span></text:span><text:span text:style-name="Source_20_Text"><text:span text:style-name="T14">;</text:span></text:span></text:p>
      <text:p text:style-name="P10"><text:span text:style-name="Source_20_Text"><text:span text:style-name="T12">import</text:span></text:span><text:span text:style-name="Source_20_Text"><text:span text:style-name="T3"> </text:span></text:span><text:span text:style-name="Source_20_Text"><text:span text:style-name="T14">{</text:span></text:span><text:span text:style-name="Source_20_Text"><text:span text:style-name="T3"> foo </text:span></text:span><text:span text:style-name="Source_20_Text"><text:span text:style-name="T14">,</text:span></text:span><text:span text:style-name="Source_20_Text"><text:span text:style-name="T3"> bar </text:span></text:span><text:span text:style-name="Source_20_Text"><text:span text:style-name="T14">}</text:span></text:span><text:span text:style-name="Source_20_Text"><text:span text:style-name="T3"> </text:span></text:span><text:span text:style-name="Source_20_Text"><text:span text:style-name="T12">from</text:span></text:span><text:span text:style-name="Source_20_Text"><text:span text:style-name="T3"> </text:span></text:span><text:span text:style-name="Source_20_Text"><text:span text:style-name="T13">"module-name/path/to/specific/un-exported/file"</text:span></text:span><text:span text:style-name="Source_20_Text"><text:span text:style-name="T14">;</text:span></text:span></text:p>
      <text:p text:style-name="P10"><text:span text:style-name="Source_20_Text"><text:span text:style-name="T12">import</text:span></text:span><text:span text:style-name="Source_20_Text"><text:span text:style-name="T3"> </text:span></text:span><text:span text:style-name="Source_20_Text"><text:span text:style-name="T14">{</text:span></text:span><text:span text:style-name="Source_20_Text"><text:span text:style-name="T3"> export1 </text:span></text:span><text:span text:style-name="Source_20_Text"><text:span text:style-name="T14">,</text:span></text:span><text:span text:style-name="Source_20_Text"><text:span text:style-name="T3"> export2 </text:span></text:span><text:span text:style-name="Source_20_Text"><text:span text:style-name="T12">as</text:span></text:span><text:span text:style-name="Source_20_Text"><text:span text:style-name="T3"> alias2 </text:span></text:span><text:span text:style-name="Source_20_Text"><text:span text:style-name="T14">,</text:span></text:span><text:span text:style-name="Source_20_Text"><text:span text:style-name="T3"> </text:span></text:span><text:span text:style-name="Source_20_Text"><text:span text:style-name="T14">[</text:span></text:span><text:span text:style-name="Source_20_Text"><text:span text:style-name="T3">...</text:span></text:span><text:span text:style-name="Source_20_Text"><text:span text:style-name="T14">]</text:span></text:span><text:span text:style-name="Source_20_Text"><text:span text:style-name="T3"> </text:span></text:span><text:span text:style-name="Source_20_Text"><text:span text:style-name="T14">}</text:span></text:span><text:span text:style-name="Source_20_Text"><text:span text:style-name="T3"> </text:span></text:span><text:span text:style-name="Source_20_Text"><text:span text:style-name="T12">from</text:span></text:span><text:span text:style-name="Source_20_Text"><text:span text:style-name="T3"> </text:span></text:span><text:span text:style-name="Source_20_Text"><text:span text:style-name="T13">"module-name"</text:span></text:span><text:span text:style-name="Source_20_Text"><text:span text:style-name="T14">;</text:span></text:span></text:p>
      <text:p text:style-name="P10"><text:span text:style-name="Source_20_Text"><text:span text:style-name="T12">import</text:span></text:span><text:span text:style-name="Source_20_Text"><text:span text:style-name="T3"> defaultExport</text:span></text:span><text:span text:style-name="Source_20_Text"><text:span text:style-name="T14">,</text:span></text:span><text:span text:style-name="Source_20_Text"><text:span text:style-name="T3"> </text:span></text:span><text:span text:style-name="Source_20_Text"><text:span text:style-name="T14">{</text:span></text:span><text:span text:style-name="Source_20_Text"><text:span text:style-name="T3"> export1 </text:span></text:span><text:span text:style-name="Source_20_Text"><text:span text:style-name="T14">[</text:span></text:span><text:span text:style-name="Source_20_Text"><text:span text:style-name="T3"> </text:span></text:span><text:span text:style-name="Source_20_Text"><text:span text:style-name="T14">,</text:span></text:span><text:span text:style-name="Source_20_Text"><text:span text:style-name="T3"> </text:span></text:span><text:span text:style-name="Source_20_Text"><text:span text:style-name="T14">[</text:span></text:span><text:span text:style-name="Source_20_Text"><text:span text:style-name="T3">...</text:span></text:span><text:span text:style-name="Source_20_Text"><text:span text:style-name="T14">]</text:span></text:span><text:span text:style-name="Source_20_Text"><text:span text:style-name="T3"> </text:span></text:span><text:span text:style-name="Source_20_Text"><text:span text:style-name="T14">]</text:span></text:span><text:span text:style-name="Source_20_Text"><text:span text:style-name="T3"> </text:span></text:span><text:span text:style-name="Source_20_Text"><text:span text:style-name="T14">}</text:span></text:span><text:span text:style-name="Source_20_Text"><text:span text:style-name="T3"> </text:span></text:span><text:span text:style-name="Source_20_Text"><text:span text:style-name="T12">from</text:span></text:span><text:span text:style-name="Source_20_Text"><text:span text:style-name="T3"> </text:span></text:span><text:span text:style-name="Source_20_Text"><text:span text:style-name="T13">"module-name"</text:span></text:span><text:span text:style-name="Source_20_Text"><text:span text:style-name="T14">;</text:span></text:span></text:p>
      <text:p text:style-name="P10"><text:soft-page-break/><text:span text:style-name="Source_20_Text"><text:span text:style-name="T12">import</text:span></text:span><text:span text:style-name="Source_20_Text"><text:span text:style-name="T3"> defaultExport</text:span></text:span><text:span text:style-name="Source_20_Text"><text:span text:style-name="T14">,</text:span></text:span><text:span text:style-name="Source_20_Text"><text:span text:style-name="T3"> * </text:span></text:span><text:span text:style-name="Source_20_Text"><text:span text:style-name="T12">as</text:span></text:span><text:span text:style-name="Source_20_Text"><text:span text:style-name="T3"> name </text:span></text:span><text:span text:style-name="Source_20_Text"><text:span text:style-name="T12">from</text:span></text:span><text:span text:style-name="Source_20_Text"><text:span text:style-name="T3"> </text:span></text:span><text:span text:style-name="Source_20_Text"><text:span text:style-name="T13">"module-name"</text:span></text:span><text:span text:style-name="Source_20_Text"><text:span text:style-name="T14">;</text:span></text:span></text:p>
      <text:p text:style-name="P10"><text:span text:style-name="Source_20_Text"><text:span text:style-name="T12">import</text:span></text:span><text:span text:style-name="Source_20_Text"><text:span text:style-name="T3"> </text:span></text:span><text:span text:style-name="Source_20_Text"><text:span text:style-name="T13">"module-name"</text:span></text:span><text:span text:style-name="Source_20_Text"><text:span text:style-name="T14">;</text:span></text:span></text:p>
      <text:p text:style-name="P10"><text:span text:style-name="Source_20_Text"><text:span text:style-name="T12">var</text:span></text:span><text:span text:style-name="Source_20_Text"><text:span text:style-name="T3"> promise = </text:span></text:span><text:span text:style-name="Source_20_Text"><text:span text:style-name="T12">import</text:span></text:span><text:span text:style-name="Source_20_Text"><text:span text:style-name="T14">(</text:span></text:span><text:span text:style-name="Source_20_Text"><text:span text:style-name="T13">"module-name"</text:span></text:span><text:span text:style-name="Source_20_Text"><text:span text:style-name="T14">);</text:span></text:span></text:p>
      <text:p text:style-name="P7"><draw:frame draw:style-name="fr1" draw:name="Frame1" text:anchor-type="char" svg:width="0.0161in" draw:z-index="0"><draw:text-box fo:min-height="0.0161in"><text:p text:style-name="Text_20_body">Copy to Clipboard</text:p></draw:text-box></draw:frame><text:span text:style-name="Source_20_Text"><text:span text:style-name="T5">defaultExport</text:span></text:span></text:p>
      <text:p text:style-name="P5">Name that will refer to the default export from the module.</text:p>
      <text:p text:style-name="P8"><text:span text:style-name="Source_20_Text"><text:span text:style-name="T5">module-name</text:span></text:span></text:p>
      <text:p text:style-name="P6"><text:span text:style-name="T1">The module to import from. This is often a relative or absolute path name to the </text:span><text:span text:style-name="Source_20_Text"><text:span text:style-name="T2">.js</text:span></text:span><text:span text:style-name="T1"> file containing the module. Certain bundlers may permit or require the use of the extension; check your environment. Only single quoted and double quoted Strings are allowed.</text:span></text:p>
      <text:p text:style-name="P8"><text:span text:style-name="Source_20_Text"><text:span text:style-name="T5">name</text:span></text:span></text:p>
      <text:p text:style-name="P5">Name of the module object that will be used as a kind of namespace when referring to the imports.</text:p>
      <text:p text:style-name="P8"><text:span text:style-name="Source_20_Text"><text:span text:style-name="T5">exportN</text:span></text:span></text:p>
      <text:p text:style-name="P5">Name of the exports to be imported.</text:p>
      <text:p text:style-name="P8"><text:span text:style-name="Source_20_Text"><text:span text:style-name="T5">aliasN</text:span></text:span></text:p>
      <text:p text:style-name="P5">Names that will refer to the named imports.</text:p>
      <text:h text:style-name="P2" text:outline-level="2"><text:bookmark text:name="description"/><text:a xlink:type="simple" xlink:href="https://developer.mozilla.org/en-US/docs/Web/JavaScript/Reference/Statements/import#description" text:style-name="Internet_20_link" text:visited-style-name="Visited_20_Internet_20_Link"><text:span text:style-name="T6">Description</text:span></text:a></text:h>
      <text:p text:style-name="P12"><text:span text:style-name="T1">The </text:span><text:span text:style-name="Source_20_Text"><text:span text:style-name="T2">name</text:span></text:span><text:span text:style-name="T1"> parameter is the name of the "module object" which will be used as a kind of namespace to refer to the exports. The </text:span><text:span text:style-name="Source_20_Text"><text:span text:style-name="T2">export</text:span></text:span><text:span text:style-name="T1"> parameters specify individual named exports, while the </text:span><text:span text:style-name="Source_20_Text"><text:span text:style-name="T2">import * as name</text:span></text:span><text:span text:style-name="T1"> syntax imports all of them. Below are examples to clarify the syntax.</text:span></text:p>
      <text:h text:style-name="P3" text:outline-level="3"><text:bookmark text:name="import_an_entire_modules_contents"/><text:a xlink:type="simple" xlink:href="https://developer.mozilla.org/en-US/docs/Web/JavaScript/Reference/Statements/import#import_an_entire_modules_contents" text:style-name="Internet_20_link" text:visited-style-name="Visited_20_Internet_20_Link"><text:span text:style-name="T6">Import an entire module's contents</text:span></text:a></text:h>
      <text:p text:style-name="P12"><text:span text:style-name="T1">This inserts </text:span><text:span text:style-name="Source_20_Text"><text:span text:style-name="T2">myModule</text:span></text:span><text:span text:style-name="T1"> into the current scope, containing all the exports from the module in the file located in </text:span><text:span text:style-name="Source_20_Text"><text:span text:style-name="T2">/modules/my-module.js</text:span></text:span><text:span text:style-name="T1">.</text:span></text:p>
      <text:p text:style-name="P9"><text:soft-page-break/><text:span text:style-name="Source_20_Text"><text:span text:style-name="T12">import</text:span></text:span><text:span text:style-name="Source_20_Text"><text:span text:style-name="T3"> * </text:span></text:span><text:span text:style-name="Source_20_Text"><text:span text:style-name="T12">as</text:span></text:span><text:span text:style-name="Source_20_Text"><text:span text:style-name="T3"> myModule </text:span></text:span><text:span text:style-name="Source_20_Text"><text:span text:style-name="T12">from</text:span></text:span><text:span text:style-name="Source_20_Text"><text:span text:style-name="T3"> </text:span></text:span><text:span text:style-name="Source_20_Text"><text:span text:style-name="T13">'/modules/my-module.js'</text:span></text:span><text:span text:style-name="Source_20_Text"><text:span text:style-name="T14">;</text:span></text:span></text:p>
      <text:p text:style-name="P12"><draw:frame draw:style-name="fr1" draw:name="Frame2" text:anchor-type="char" svg:width="0.0161in" draw:z-index="1"><draw:text-box fo:min-height="0.0161in"><text:p text:style-name="Text_20_body">Copy to Clipboard</text:p></draw:text-box></draw:frame><text:span text:style-name="T1">Here, accessing the exports means using the module name ("myModule" in this case) as a namespace. For example, if the module imported above includes an export </text:span><text:span text:style-name="Source_20_Text"><text:span text:style-name="T2">doAllTheAmazingThings()</text:span></text:span><text:span text:style-name="T1">, you would call it like this:</text:span></text:p>
      <text:p text:style-name="P9"><text:span text:style-name="Source_20_Text"><text:span text:style-name="T3">myModule</text:span></text:span><text:span text:style-name="Source_20_Text"><text:span text:style-name="T14">.</text:span></text:span><text:span text:style-name="Source_20_Text"><text:span text:style-name="T15">doAllTheAmazingThings</text:span></text:span><text:span text:style-name="Source_20_Text"><text:span text:style-name="T14">();</text:span></text:span></text:p>
      <text:h text:style-name="P3" text:outline-level="3"><text:bookmark-start text:name="import_a_single_export_from_a_module"/><draw:frame draw:style-name="fr1" draw:name="Frame3" text:anchor-type="char" svg:width="0.0161in" draw:z-index="2"><draw:text-box fo:min-height="0.0161in"><text:p text:style-name="Text_20_body">Copy to Clipboard</text:p></draw:text-box></draw:frame><text:bookmark-end text:name="import_a_single_export_from_a_module"/><text:a xlink:type="simple" xlink:href="https://developer.mozilla.org/en-US/docs/Web/JavaScript/Reference/Statements/import#import_a_single_export_from_a_module" text:style-name="Internet_20_link" text:visited-style-name="Visited_20_Internet_20_Link"><text:span text:style-name="T6">Import a single export from a module</text:span></text:a></text:h>
      <text:p text:style-name="P12"><text:span text:style-name="T1">Given an object or value named </text:span><text:span text:style-name="Source_20_Text"><text:span text:style-name="T2">myExport</text:span></text:span><text:span text:style-name="T1"> which has been exported from the module </text:span><text:span text:style-name="Source_20_Text"><text:span text:style-name="T2">my-module</text:span></text:span><text:span text:style-name="T1"> either implicitly (because the entire module is exported, for example using </text:span><text:span text:style-name="Source_20_Text"><text:span text:style-name="T2">export * from 'another.js'</text:span></text:span><text:span text:style-name="T1">) or explicitly (using the </text:span><text:a xlink:type="simple" xlink:href="https://developer.mozilla.org/en-US/docs/Web/JavaScript/Reference/Statements/export" text:style-name="Internet_20_link" text:visited-style-name="Visited_20_Internet_20_Link"><text:span text:style-name="Source_20_Text"><text:span text:style-name="T9">export</text:span></text:span></text:a><text:span text:style-name="T1"> statement), this inserts </text:span><text:span text:style-name="Source_20_Text"><text:span text:style-name="T2">myExport</text:span></text:span><text:span text:style-name="T1"> into the current scope.</text:span></text:p>
      <text:p text:style-name="P9"><text:span text:style-name="Source_20_Text"><text:span text:style-name="T12">import</text:span></text:span><text:span text:style-name="Source_20_Text"><text:span text:style-name="T3"> </text:span></text:span><text:span text:style-name="Source_20_Text"><text:span text:style-name="T14">{</text:span></text:span><text:span text:style-name="Source_20_Text"><text:span text:style-name="T3">myExport</text:span></text:span><text:span text:style-name="Source_20_Text"><text:span text:style-name="T14">}</text:span></text:span><text:span text:style-name="Source_20_Text"><text:span text:style-name="T3"> </text:span></text:span><text:span text:style-name="Source_20_Text"><text:span text:style-name="T12">from</text:span></text:span><text:span text:style-name="Source_20_Text"><text:span text:style-name="T3"> </text:span></text:span><text:span text:style-name="Source_20_Text"><text:span text:style-name="T13">'/modules/my-module.js'</text:span></text:span><text:span text:style-name="Source_20_Text"><text:span text:style-name="T14">;</text:span></text:span></text:p>
      <text:h text:style-name="P3" text:outline-level="3"><text:bookmark-start text:name="import_multiple_exports_from_module"/><draw:frame draw:style-name="fr1" draw:name="Frame4" text:anchor-type="char" svg:width="0.0161in" draw:z-index="3"><draw:text-box fo:min-height="0.0161in"><text:p text:style-name="Text_20_body">Copy to Clipboard</text:p></draw:text-box></draw:frame><text:bookmark-end text:name="import_multiple_exports_from_module"/><text:a xlink:type="simple" xlink:href="https://developer.mozilla.org/en-US/docs/Web/JavaScript/Reference/Statements/import#import_multiple_exports_from_module" text:style-name="Internet_20_link" text:visited-style-name="Visited_20_Internet_20_Link"><text:span text:style-name="T6">Import multiple exports from module</text:span></text:a></text:h>
      <text:p text:style-name="P12"><text:span text:style-name="T1">This inserts both </text:span><text:span text:style-name="Source_20_Text"><text:span text:style-name="T2">foo</text:span></text:span><text:span text:style-name="T1"> and </text:span><text:span text:style-name="Source_20_Text"><text:span text:style-name="T2">bar</text:span></text:span><text:span text:style-name="T1"> into the current scope.</text:span></text:p>
      <text:p text:style-name="P9"><text:span text:style-name="Source_20_Text"><text:span text:style-name="T12">import</text:span></text:span><text:span text:style-name="Source_20_Text"><text:span text:style-name="T3"> </text:span></text:span><text:span text:style-name="Source_20_Text"><text:span text:style-name="T14">{</text:span></text:span><text:span text:style-name="Source_20_Text"><text:span text:style-name="T3">foo</text:span></text:span><text:span text:style-name="Source_20_Text"><text:span text:style-name="T14">,</text:span></text:span><text:span text:style-name="Source_20_Text"><text:span text:style-name="T3"> bar</text:span></text:span><text:span text:style-name="Source_20_Text"><text:span text:style-name="T14">}</text:span></text:span><text:span text:style-name="Source_20_Text"><text:span text:style-name="T3"> </text:span></text:span><text:span text:style-name="Source_20_Text"><text:span text:style-name="T12">from</text:span></text:span><text:span text:style-name="Source_20_Text"><text:span text:style-name="T3"> </text:span></text:span><text:span text:style-name="Source_20_Text"><text:span text:style-name="T13">'/modules/my-module.js'</text:span></text:span><text:span text:style-name="Source_20_Text"><text:span text:style-name="T14">;</text:span></text:span></text:p>
      <text:h text:style-name="P3" text:outline-level="3"><text:bookmark-start text:name="import_an_export_with_a_more_convenient_alias"/><draw:frame draw:style-name="fr1" draw:name="Frame5" text:anchor-type="char" svg:width="0.0161in" draw:z-index="4"><draw:text-box fo:min-height="0.0161in"><text:p text:style-name="Text_20_body">Copy to Clipboard</text:p></draw:text-box></draw:frame><text:bookmark-end text:name="import_an_export_with_a_more_convenient_alias"/><text:a xlink:type="simple" xlink:href="https://developer.mozilla.org/en-US/docs/Web/JavaScript/Reference/Statements/import#import_an_export_with_a_more_convenient_alias" text:style-name="Internet_20_link" text:visited-style-name="Visited_20_Internet_20_Link"><text:span text:style-name="T6">Import an export with a more convenient alias</text:span></text:a></text:h>
      <text:p text:style-name="P12"><text:span text:style-name="T1">You can rename an export when importing it. For example, this inserts </text:span><text:span text:style-name="Source_20_Text"><text:span text:style-name="T2">shortName</text:span></text:span><text:span text:style-name="T1"> into the current scope.</text:span></text:p>
      <text:p text:style-name="P9"><text:span text:style-name="Source_20_Text"><text:span text:style-name="T12">import</text:span></text:span><text:span text:style-name="Source_20_Text"><text:span text:style-name="T3"> </text:span></text:span><text:span text:style-name="Source_20_Text"><text:span text:style-name="T14">{</text:span></text:span><text:span text:style-name="Source_20_Text"><text:span text:style-name="T3">reallyReallyLongModuleExportName </text:span></text:span><text:span text:style-name="Source_20_Text"><text:span text:style-name="T12">as</text:span></text:span><text:span text:style-name="Source_20_Text"><text:span text:style-name="T3"> shortName</text:span></text:span><text:span text:style-name="Source_20_Text"><text:span text:style-name="T14">}</text:span></text:span></text:p>
      <text:p text:style-name="P10"><text:span text:style-name="Source_20_Text"><text:span text:style-name="T7"><text:s text:c="2"/></text:span></text:span><text:span text:style-name="Source_20_Text"><text:span text:style-name="T12">from</text:span></text:span><text:span text:style-name="Source_20_Text"><text:span text:style-name="T3"> </text:span></text:span><text:span text:style-name="Source_20_Text"><text:span text:style-name="T13">'/modules/my-module.js'</text:span></text:span><text:span text:style-name="Source_20_Text"><text:span text:style-name="T14">;</text:span></text:span></text:p>
      <text:h text:style-name="P3" text:outline-level="3"><text:bookmark-start text:name="rename_multiple_exports_during_import"/><draw:frame draw:style-name="fr1" draw:name="Frame6" text:anchor-type="char" svg:width="0.0161in" draw:z-index="5"><draw:text-box fo:min-height="0.0161in"><text:p text:style-name="Text_20_body">Copy to Clipboard</text:p></draw:text-box></draw:frame><text:bookmark-end text:name="rename_multiple_exports_during_import"/><text:a xlink:type="simple" xlink:href="https://developer.mozilla.org/en-US/docs/Web/JavaScript/Reference/Statements/import#rename_multiple_exports_during_import" text:style-name="Internet_20_link" text:visited-style-name="Visited_20_Internet_20_Link"><text:span text:style-name="T6">Rename multiple exports during import</text:span></text:a></text:h>
      <text:p text:style-name="P13">Import multiple exports from a module with convenient aliases.</text:p>
      <text:p text:style-name="P9"><text:soft-page-break/><text:span text:style-name="Source_20_Text"><text:span text:style-name="T12">import</text:span></text:span><text:span text:style-name="Source_20_Text"><text:span text:style-name="T3"> </text:span></text:span><text:span text:style-name="Source_20_Text"><text:span text:style-name="T14">{</text:span></text:span></text:p>
      <text:p text:style-name="P10"><text:span text:style-name="Source_20_Text"><text:span text:style-name="T7"><text:s text:c="2"/></text:span></text:span><text:span text:style-name="Source_20_Text"><text:span text:style-name="T3">reallyReallyLongModuleExportName </text:span></text:span><text:span text:style-name="Source_20_Text"><text:span text:style-name="T12">as</text:span></text:span><text:span text:style-name="Source_20_Text"><text:span text:style-name="T3"> shortName</text:span></text:span><text:span text:style-name="Source_20_Text"><text:span text:style-name="T14">,</text:span></text:span></text:p>
      <text:p text:style-name="P10"><text:span text:style-name="Source_20_Text"><text:span text:style-name="T7"><text:s text:c="2"/></text:span></text:span><text:span text:style-name="Source_20_Text"><text:span text:style-name="T3">anotherLongModuleName </text:span></text:span><text:span text:style-name="Source_20_Text"><text:span text:style-name="T12">as</text:span></text:span><text:span text:style-name="Source_20_Text"><text:span text:style-name="T3"> short</text:span></text:span></text:p>
      <text:p text:style-name="P10"><text:span text:style-name="Source_20_Text"><text:span text:style-name="T14">}</text:span></text:span><text:span text:style-name="Source_20_Text"><text:span text:style-name="T3"> </text:span></text:span><text:span text:style-name="Source_20_Text"><text:span text:style-name="T12">from</text:span></text:span><text:span text:style-name="Source_20_Text"><text:span text:style-name="T3"> </text:span></text:span><text:span text:style-name="Source_20_Text"><text:span text:style-name="T13">'/modules/my-module.js'</text:span></text:span><text:span text:style-name="Source_20_Text"><text:span text:style-name="T14">;</text:span></text:span></text:p>
      <text:h text:style-name="P3" text:outline-level="3"><text:bookmark-start text:name="import_a_module_for_its_side_effects_only"/><draw:frame draw:style-name="fr1" draw:name="Frame7" text:anchor-type="char" svg:width="0.0161in" draw:z-index="6"><draw:text-box fo:min-height="0.0161in"><text:p text:style-name="Text_20_body">Copy to Clipboard</text:p></draw:text-box></draw:frame><text:bookmark-end text:name="import_a_module_for_its_side_effects_only"/><text:a xlink:type="simple" xlink:href="https://developer.mozilla.org/en-US/docs/Web/JavaScript/Reference/Statements/import#import_a_module_for_its_side_effects_only" text:style-name="Internet_20_link" text:visited-style-name="Visited_20_Internet_20_Link"><text:span text:style-name="T6">Import a module for its side effects only</text:span></text:a></text:h>
      <text:p text:style-name="P13">Import an entire module for side effects only, without importing anything. This runs the module's global code, but doesn't actually import any values.</text:p>
      <text:p text:style-name="P9"><text:span text:style-name="Source_20_Text"><text:span text:style-name="T12">import</text:span></text:span><text:span text:style-name="Source_20_Text"><text:span text:style-name="T3"> </text:span></text:span><text:span text:style-name="Source_20_Text"><text:span text:style-name="T13">'/modules/my-module.js'</text:span></text:span><text:span text:style-name="Source_20_Text"><text:span text:style-name="T14">;</text:span></text:span></text:p>
      <text:p text:style-name="P12"><draw:frame draw:style-name="fr1" draw:name="Frame8" text:anchor-type="char" svg:width="0.0161in" draw:z-index="7"><draw:text-box fo:min-height="0.0161in"><text:p text:style-name="Text_20_body">Copy to Clipboard</text:p></draw:text-box></draw:frame><text:span text:style-name="T1">This works with </text:span><text:a xlink:type="simple" xlink:href="https://developer.mozilla.org/en-US/docs/Web/JavaScript/Reference/Statements/import#dynamic_imports" text:style-name="Internet_20_link" text:visited-style-name="Visited_20_Internet_20_Link"><text:span text:style-name="T8">dynamic imports</text:span></text:a><text:span text:style-name="T1"> as well:</text:span></text:p>
      <text:p text:style-name="P9"><text:span text:style-name="Source_20_Text"><text:span text:style-name="T14">(</text:span></text:span><text:span text:style-name="Source_20_Text"><text:span text:style-name="T12">async</text:span></text:span><text:span text:style-name="Source_20_Text"><text:span text:style-name="T3"> </text:span></text:span><text:span text:style-name="Source_20_Text"><text:span text:style-name="T14">()</text:span></text:span><text:span text:style-name="Source_20_Text"><text:span text:style-name="T3"> =&gt; </text:span></text:span><text:span text:style-name="Source_20_Text"><text:span text:style-name="T14">{</text:span></text:span></text:p>
      <text:p text:style-name="P10"><text:span text:style-name="Source_20_Text"><text:span text:style-name="T7"><text:s text:c="2"/></text:span></text:span><text:span text:style-name="Source_20_Text"><text:span text:style-name="T12">if</text:span></text:span><text:span text:style-name="Source_20_Text"><text:span text:style-name="T3"> </text:span></text:span><text:span text:style-name="Source_20_Text"><text:span text:style-name="T14">(</text:span></text:span><text:span text:style-name="Source_20_Text"><text:span text:style-name="T3">somethingIsTrue</text:span></text:span><text:span text:style-name="Source_20_Text"><text:span text:style-name="T14">)</text:span></text:span><text:span text:style-name="Source_20_Text"><text:span text:style-name="T3"> </text:span></text:span><text:span text:style-name="Source_20_Text"><text:span text:style-name="T14">{</text:span></text:span></text:p>
      <text:p text:style-name="P10"><text:span text:style-name="Source_20_Text"><text:span text:style-name="T7"><text:s text:c="4"/></text:span></text:span><text:span text:style-name="Source_20_Text"><text:span text:style-name="T14">// import module for side effects</text:span></text:span></text:p>
      <text:p text:style-name="P10"><text:span text:style-name="Source_20_Text"><text:span text:style-name="T7"><text:s text:c="4"/></text:span></text:span><text:span text:style-name="Source_20_Text"><text:span text:style-name="T12">await</text:span></text:span><text:span text:style-name="Source_20_Text"><text:span text:style-name="T3"> </text:span></text:span><text:span text:style-name="Source_20_Text"><text:span text:style-name="T12">import</text:span></text:span><text:span text:style-name="Source_20_Text"><text:span text:style-name="T14">(</text:span></text:span><text:span text:style-name="Source_20_Text"><text:span text:style-name="T13">'/modules/my-module.js'</text:span></text:span><text:span text:style-name="Source_20_Text"><text:span text:style-name="T14">);</text:span></text:span></text:p>
      <text:p text:style-name="P10"><text:span text:style-name="Source_20_Text"><text:span text:style-name="T7"><text:s text:c="2"/></text:span></text:span><text:span text:style-name="Source_20_Text"><text:span text:style-name="T14">}</text:span></text:span></text:p>
      <text:p text:style-name="P10"><text:span text:style-name="Source_20_Text"><text:span text:style-name="T14">})();</text:span></text:span></text:p>
      <text:p text:style-name="P13"><draw:frame draw:style-name="fr1" draw:name="Frame9" text:anchor-type="char" svg:width="0.0161in" draw:z-index="8"><draw:text-box fo:min-height="0.0161in"><text:p text:style-name="Text_20_body">Copy to Clipboard</text:p></draw:text-box></draw:frame>If your project uses packages that export ESM, you can also import them for side effects only. This will run the code in the package entry point file (and any files it imports) only. </text:p>
      <text:h text:style-name="P3" text:outline-level="3"><text:bookmark text:name="importing_defaults"/><text:soft-page-break/><text:a xlink:type="simple" xlink:href="https://developer.mozilla.org/en-US/docs/Web/JavaScript/Reference/Statements/import#importing_defaults" text:style-name="Internet_20_link" text:visited-style-name="Visited_20_Internet_20_Link"><text:span text:style-name="T6">Importing defaults</text:span></text:a></text:h>
      <text:p text:style-name="P12"><text:span text:style-name="T1">It is possible to have a default </text:span><text:a xlink:type="simple" xlink:href="https://developer.mozilla.org/en-US/docs/Web/JavaScript/Reference/Statements/export" text:style-name="Internet_20_link" text:visited-style-name="Visited_20_Internet_20_Link"><text:span text:style-name="Source_20_Text"><text:span text:style-name="T9">export</text:span></text:span></text:a><text:span text:style-name="T1"> (whether it is an object, a function, a class, etc.). The </text:span><text:span text:style-name="Source_20_Text"><text:span text:style-name="T2">import</text:span></text:span><text:span text:style-name="T1"> statement may then be used to import such defaults.</text:span></text:p>
      <text:p text:style-name="P13">The simplest version directly imports the default:</text:p>
      <text:p text:style-name="P9"><text:span text:style-name="Source_20_Text"><text:span text:style-name="T12">import</text:span></text:span><text:span text:style-name="Source_20_Text"><text:span text:style-name="T3"> myDefault </text:span></text:span><text:span text:style-name="Source_20_Text"><text:span text:style-name="T12">from</text:span></text:span><text:span text:style-name="Source_20_Text"><text:span text:style-name="T3"> </text:span></text:span><text:span text:style-name="Source_20_Text"><text:span text:style-name="T13">'/modules/my-module.js'</text:span></text:span><text:span text:style-name="Source_20_Text"><text:span text:style-name="T14">;</text:span></text:span></text:p>
      <text:p text:style-name="P13"><draw:frame draw:style-name="fr1" draw:name="Frame10" text:anchor-type="char" svg:width="0.0161in" draw:z-index="9"><draw:text-box fo:min-height="0.0161in"><text:p text:style-name="Text_20_body">Copy to Clipboard</text:p></draw:text-box></draw:frame>It is also possible to use the default syntax with the ones seen above (namespace imports or named imports). In such cases, the default import will have to be declared first. For instance:</text:p>
      <text:p text:style-name="P9"><text:span text:style-name="Source_20_Text"><text:span text:style-name="T12">import</text:span></text:span><text:span text:style-name="Source_20_Text"><text:span text:style-name="T3"> myDefault</text:span></text:span><text:span text:style-name="Source_20_Text"><text:span text:style-name="T14">,</text:span></text:span><text:span text:style-name="Source_20_Text"><text:span text:style-name="T3"> * </text:span></text:span><text:span text:style-name="Source_20_Text"><text:span text:style-name="T12">as</text:span></text:span><text:span text:style-name="Source_20_Text"><text:span text:style-name="T3"> myModule </text:span></text:span><text:span text:style-name="Source_20_Text"><text:span text:style-name="T12">from</text:span></text:span><text:span text:style-name="Source_20_Text"><text:span text:style-name="T3"> </text:span></text:span><text:span text:style-name="Source_20_Text"><text:span text:style-name="T13">'/modules/my-module.js'</text:span></text:span><text:span text:style-name="Source_20_Text"><text:span text:style-name="T14">;</text:span></text:span></text:p>
      <text:p text:style-name="P10"><text:span text:style-name="Source_20_Text"><text:span text:style-name="T14">// myModule used as a namespace</text:span></text:span></text:p>
      <text:p text:style-name="P13"><draw:frame draw:style-name="fr1" draw:name="Frame11" text:anchor-type="char" svg:width="0.0161in" draw:z-index="10"><draw:text-box fo:min-height="0.0161in"><text:p text:style-name="Text_20_body">Copy to Clipboard</text:p></draw:text-box></draw:frame>or</text:p>
      <text:p text:style-name="P9"><text:span text:style-name="Source_20_Text"><text:span text:style-name="T12">import</text:span></text:span><text:span text:style-name="Source_20_Text"><text:span text:style-name="T3"> myDefault</text:span></text:span><text:span text:style-name="Source_20_Text"><text:span text:style-name="T14">,</text:span></text:span><text:span text:style-name="Source_20_Text"><text:span text:style-name="T3"> </text:span></text:span><text:span text:style-name="Source_20_Text"><text:span text:style-name="T14">{</text:span></text:span><text:span text:style-name="Source_20_Text"><text:span text:style-name="T3">foo</text:span></text:span><text:span text:style-name="Source_20_Text"><text:span text:style-name="T14">,</text:span></text:span><text:span text:style-name="Source_20_Text"><text:span text:style-name="T3"> bar</text:span></text:span><text:span text:style-name="Source_20_Text"><text:span text:style-name="T14">}</text:span></text:span><text:span text:style-name="Source_20_Text"><text:span text:style-name="T3"> </text:span></text:span><text:span text:style-name="Source_20_Text"><text:span text:style-name="T12">from</text:span></text:span><text:span text:style-name="Source_20_Text"><text:span text:style-name="T3"> </text:span></text:span><text:span text:style-name="Source_20_Text"><text:span text:style-name="T13">'/modules/my-module.js'</text:span></text:span><text:span text:style-name="Source_20_Text"><text:span text:style-name="T14">;</text:span></text:span></text:p>
      <text:p text:style-name="P10"><text:span text:style-name="Source_20_Text"><text:span text:style-name="T14">// specific, named imports</text:span></text:span></text:p>
      <text:p text:style-name="P12"><draw:frame draw:style-name="fr1" draw:name="Frame12" text:anchor-type="char" svg:width="0.0161in" draw:z-index="11"><draw:text-box fo:min-height="0.0161in"><text:p text:style-name="Text_20_body">Copy to Clipboard</text:p></draw:text-box></draw:frame><text:span text:style-name="T1">When importing a default export with </text:span><text:a xlink:type="simple" xlink:href="https://developer.mozilla.org/en-US/docs/Web/JavaScript/Reference/Statements/import#dynamic_imports" text:style-name="Internet_20_link" text:visited-style-name="Visited_20_Internet_20_Link"><text:span text:style-name="T8">dynamic imports</text:span></text:a><text:span text:style-name="T1">, it works a bit differently. You need to destructure and rename the "default" key from the returned object.</text:span></text:p>
      <text:p text:style-name="P9"><text:span text:style-name="Source_20_Text"><text:span text:style-name="T14">(</text:span></text:span><text:span text:style-name="Source_20_Text"><text:span text:style-name="T12">async</text:span></text:span><text:span text:style-name="Source_20_Text"><text:span text:style-name="T3"> </text:span></text:span><text:span text:style-name="Source_20_Text"><text:span text:style-name="T14">()</text:span></text:span><text:span text:style-name="Source_20_Text"><text:span text:style-name="T3"> =&gt; </text:span></text:span><text:span text:style-name="Source_20_Text"><text:span text:style-name="T14">{</text:span></text:span></text:p>
      <text:p text:style-name="P10"><text:span text:style-name="Source_20_Text"><text:span text:style-name="T7"><text:s text:c="2"/></text:span></text:span><text:span text:style-name="Source_20_Text"><text:span text:style-name="T12">if</text:span></text:span><text:span text:style-name="Source_20_Text"><text:span text:style-name="T3"> </text:span></text:span><text:span text:style-name="Source_20_Text"><text:span text:style-name="T14">(</text:span></text:span><text:span text:style-name="Source_20_Text"><text:span text:style-name="T3">somethingIsTrue</text:span></text:span><text:span text:style-name="Source_20_Text"><text:span text:style-name="T14">)</text:span></text:span><text:span text:style-name="Source_20_Text"><text:span text:style-name="T3"> </text:span></text:span><text:span text:style-name="Source_20_Text"><text:span text:style-name="T14">{</text:span></text:span></text:p>
      <text:p text:style-name="P10"><text:span text:style-name="Source_20_Text"><text:span text:style-name="T7"><text:s text:c="4"/></text:span></text:span><text:span text:style-name="Source_20_Text"><text:span text:style-name="T12">const</text:span></text:span><text:span text:style-name="Source_20_Text"><text:span text:style-name="T3"> </text:span></text:span><text:span text:style-name="Source_20_Text"><text:span text:style-name="T14">{</text:span></text:span><text:span text:style-name="Source_20_Text"><text:span text:style-name="T3"> </text:span></text:span><text:span text:style-name="Source_20_Text"><text:span text:style-name="T12">default</text:span></text:span><text:span text:style-name="Source_20_Text"><text:span text:style-name="T3">: myDefault</text:span></text:span><text:span text:style-name="Source_20_Text"><text:span text:style-name="T14">,</text:span></text:span><text:span text:style-name="Source_20_Text"><text:span text:style-name="T3"> foo</text:span></text:span><text:span text:style-name="Source_20_Text"><text:span text:style-name="T14">,</text:span></text:span><text:span text:style-name="Source_20_Text"><text:span text:style-name="T3"> bar </text:span></text:span><text:span text:style-name="Source_20_Text"><text:span text:style-name="T14">}</text:span></text:span><text:span text:style-name="Source_20_Text"><text:span text:style-name="T3"> = </text:span></text:span><text:span text:style-name="Source_20_Text"><text:span text:style-name="T12">await</text:span></text:span><text:span text:style-name="Source_20_Text"><text:span text:style-name="T3"> </text:span></text:span><text:span text:style-name="Source_20_Text"><text:span text:style-name="T12">import</text:span></text:span><text:span text:style-name="Source_20_Text"><text:span text:style-name="T14">(</text:span></text:span><text:span text:style-name="Source_20_Text"><text:span text:style-name="T13">'/modules/my-module.js'</text:span></text:span><text:span text:style-name="Source_20_Text"><text:span text:style-name="T14">);</text:span></text:span></text:p>
      <text:p text:style-name="P10"><text:soft-page-break/><text:span text:style-name="Source_20_Text"><text:span text:style-name="T7"><text:s text:c="2"/></text:span></text:span><text:span text:style-name="Source_20_Text"><text:span text:style-name="T14">}</text:span></text:span></text:p>
      <text:p text:style-name="P10"><text:span text:style-name="Source_20_Text"><text:span text:style-name="T14">})();</text:span></text:span></text:p>
      <text:h text:style-name="P3" text:outline-level="3"><text:bookmark-start text:name="dynamic_imports"/><draw:frame draw:style-name="fr1" draw:name="Frame13" text:anchor-type="char" svg:width="0.0161in" draw:z-index="12"><draw:text-box fo:min-height="0.0161in"><text:p text:style-name="Text_20_body">Copy to Clipboard</text:p></draw:text-box></draw:frame><text:bookmark-end text:name="dynamic_imports"/><text:a xlink:type="simple" xlink:href="https://developer.mozilla.org/en-US/docs/Web/JavaScript/Reference/Statements/import#dynamic_imports" text:style-name="Internet_20_link" text:visited-style-name="Visited_20_Internet_20_Link"><text:span text:style-name="T6">Dynamic Imports</text:span></text:a></text:h>
      <text:p text:style-name="P13">The standard import syntax is static and will always result in all code in the imported module being evaluated at load time. In situations where you wish to load a module conditionally or on demand, you can use a dynamic import instead. The following are some reasons why you might need to use dynamic import:</text:p>
      <text:list xml:id="list2329980397" text:style-name="L1">
        <text:list-item>
          <text:p text:style-name="P14">When importing statically significantly slows the loading of your code and there is a low likelihood that you will need the code you are importing, or you will not need it until a later time.</text:p>
        </text:list-item>
        <text:list-item>
          <text:p text:style-name="P14">When importing statically significantly increases your program's memory usage and there is a low likelihood that you will need the code you are importing.</text:p>
        </text:list-item>
        <text:list-item>
          <text:p text:style-name="P14">When the module you are importing does not exist at load time</text:p>
        </text:list-item>
        <text:list-item>
          <text:p text:style-name="P14">When the import specifier string needs to be constructed dynamically. (Static import only supports static specifiers.)</text:p>
        </text:list-item>
        <text:list-item>
          <text:p text:style-name="P11">When the module being imported has side effects, and you do not want those side effects unless some condition is true. (It is recommended not to have any side effects in a module, but you sometimes cannot control this in your module dependencies.)</text:p>
        </text:list-item>
      </text:list>
      <text:p text:style-name="P12"><text:span text:style-name="T1">Use dynamic import only when necessary. The static form is preferable for loading initial dependencies, and can benefit more readily from static analysis tools and </text:span><text:a xlink:type="simple" xlink:href="https://developer.mozilla.org/en-US/docs/Glossary/Tree_shaking" text:style-name="Internet_20_link" text:visited-style-name="Visited_20_Internet_20_Link"><text:span text:style-name="T8">tree shaking</text:span></text:a><text:span text:style-name="T1">.</text:span></text:p>
      <text:p text:style-name="P12"><text:span text:style-name="T1">To dynamically import a module, the </text:span><text:span text:style-name="Source_20_Text"><text:span text:style-name="T2">import</text:span></text:span><text:span text:style-name="T1"> keyword may be called as a function. When used this way, it returns a promise.</text:span></text:p>
      <text:p text:style-name="P9"><text:span text:style-name="Source_20_Text"><text:span text:style-name="T12">import</text:span></text:span><text:span text:style-name="Source_20_Text"><text:span text:style-name="T14">(</text:span></text:span><text:span text:style-name="Source_20_Text"><text:span text:style-name="T13">'/modules/my-module.js'</text:span></text:span><text:span text:style-name="Source_20_Text"><text:span text:style-name="T14">)</text:span></text:span></text:p>
      <text:p text:style-name="P10"><text:soft-page-break/><text:span text:style-name="Source_20_Text"><text:span text:style-name="T7"><text:s text:c="2"/></text:span></text:span><text:span text:style-name="Source_20_Text"><text:span text:style-name="T14">.</text:span></text:span><text:span text:style-name="Source_20_Text"><text:span text:style-name="T15">then</text:span></text:span><text:span text:style-name="Source_20_Text"><text:span text:style-name="T14">((</text:span></text:span><text:span text:style-name="Source_20_Text"><text:span text:style-name="T3">module</text:span></text:span><text:span text:style-name="Source_20_Text"><text:span text:style-name="T14">)</text:span></text:span><text:span text:style-name="Source_20_Text"><text:span text:style-name="T3"> =&gt; </text:span></text:span><text:span text:style-name="Source_20_Text"><text:span text:style-name="T14">{</text:span></text:span></text:p>
      <text:p text:style-name="P10"><text:span text:style-name="Source_20_Text"><text:span text:style-name="T7"><text:s text:c="4"/></text:span></text:span><text:span text:style-name="Source_20_Text"><text:span text:style-name="T14">// Do something with the module.</text:span></text:span></text:p>
      <text:p text:style-name="P10"><text:span text:style-name="Source_20_Text"><text:span text:style-name="T7"><text:s text:c="2"/></text:span></text:span><text:span text:style-name="Source_20_Text"><text:span text:style-name="T14">});</text:span></text:span></text:p>
      <text:p text:style-name="P12"><draw:frame draw:style-name="fr1" draw:name="Frame14" text:anchor-type="char" svg:width="0.0161in" draw:z-index="13"><draw:text-box fo:min-height="0.0161in"><text:p text:style-name="Text_20_body">Copy to Clipboard</text:p></draw:text-box></draw:frame><text:span text:style-name="T1">This form also supports the </text:span><text:span text:style-name="Source_20_Text"><text:span text:style-name="T2">await</text:span></text:span><text:span text:style-name="T1"> keyword.</text:span></text:p>
      <text:p text:style-name="P9"><text:span text:style-name="Source_20_Text"><text:span text:style-name="T12">let</text:span></text:span><text:span text:style-name="Source_20_Text"><text:span text:style-name="T3"> module = </text:span></text:span><text:span text:style-name="Source_20_Text"><text:span text:style-name="T12">await</text:span></text:span><text:span text:style-name="Source_20_Text"><text:span text:style-name="T3"> </text:span></text:span><text:span text:style-name="Source_20_Text"><text:span text:style-name="T12">import</text:span></text:span><text:span text:style-name="Source_20_Text"><text:span text:style-name="T14">(</text:span></text:span><text:span text:style-name="Source_20_Text"><text:span text:style-name="T13">'/modules/my-module.js'</text:span></text:span><text:span text:style-name="Source_20_Text"><text:span text:style-name="T14">);</text:span></text:span></text:p>
      <text:h text:style-name="P2" text:outline-level="2"><text:bookmark-start text:name="examples"/><draw:frame draw:style-name="fr1" draw:name="Frame15" text:anchor-type="char" svg:width="0.0161in" draw:z-index="14"><draw:text-box fo:min-height="0.0161in"><text:p text:style-name="Text_20_body">Copy to Clipboard</text:p></draw:text-box></draw:frame><text:bookmark-end text:name="examples"/><text:a xlink:type="simple" xlink:href="https://developer.mozilla.org/en-US/docs/Web/JavaScript/Reference/Statements/import#examples" text:style-name="Internet_20_link" text:visited-style-name="Visited_20_Internet_20_Link"><text:span text:style-name="T6">Examples</text:span></text:a></text:h>
      <text:h text:style-name="P3" text:outline-level="3"><text:bookmark text:name="standard_import"/><text:a xlink:type="simple" xlink:href="https://developer.mozilla.org/en-US/docs/Web/JavaScript/Reference/Statements/import#standard_import" text:style-name="Internet_20_link" text:visited-style-name="Visited_20_Internet_20_Link"><text:span text:style-name="T6">Standard Import</text:span></text:a></text:h>
      <text:p text:style-name="P13">The code below shows how to import from a secondary module to assist in processing an AJAX JSON request.</text:p>
      <text:h text:style-name="P4" text:outline-level="4"><text:bookmark text:name="the_module_file.js"/>The module: file.js</text:h>
      <text:p text:style-name="P9"><text:span text:style-name="Source_20_Text"><text:span text:style-name="T12">function</text:span></text:span><text:span text:style-name="Source_20_Text"><text:span text:style-name="T3"> </text:span></text:span><text:span text:style-name="Source_20_Text"><text:span text:style-name="T15">getJSON</text:span></text:span><text:span text:style-name="Source_20_Text"><text:span text:style-name="T14">(</text:span></text:span><text:span text:style-name="Source_20_Text"><text:span text:style-name="T3">url</text:span></text:span><text:span text:style-name="Source_20_Text"><text:span text:style-name="T14">,</text:span></text:span><text:span text:style-name="Source_20_Text"><text:span text:style-name="T3"> callback</text:span></text:span><text:span text:style-name="Source_20_Text"><text:span text:style-name="T14">)</text:span></text:span><text:span text:style-name="Source_20_Text"><text:span text:style-name="T3"> </text:span></text:span><text:span text:style-name="Source_20_Text"><text:span text:style-name="T14">{</text:span></text:span></text:p>
      <text:p text:style-name="P10"><text:span text:style-name="Source_20_Text"><text:span text:style-name="T7"><text:s text:c="2"/></text:span></text:span><text:span text:style-name="Source_20_Text"><text:span text:style-name="T12">let</text:span></text:span><text:span text:style-name="Source_20_Text"><text:span text:style-name="T3"> xhr = </text:span></text:span><text:span text:style-name="Source_20_Text"><text:span text:style-name="T12">new</text:span></text:span><text:span text:style-name="Source_20_Text"><text:span text:style-name="T3"> </text:span></text:span><text:span text:style-name="Source_20_Text"><text:span text:style-name="T15">XMLHttpRequest</text:span></text:span><text:span text:style-name="Source_20_Text"><text:span text:style-name="T14">();</text:span></text:span></text:p>
      <text:p text:style-name="P10"><text:span text:style-name="Source_20_Text"><text:span text:style-name="T7"><text:s text:c="2"/></text:span></text:span><text:span text:style-name="Source_20_Text"><text:span text:style-name="T3">xhr</text:span></text:span><text:span text:style-name="Source_20_Text"><text:span text:style-name="T14">.</text:span></text:span><text:span text:style-name="Source_20_Text"><text:span text:style-name="T15">onload</text:span></text:span><text:span text:style-name="Source_20_Text"><text:span text:style-name="T3"> = </text:span></text:span><text:span text:style-name="Source_20_Text"><text:span text:style-name="T12">function</text:span></text:span><text:span text:style-name="Source_20_Text"><text:span text:style-name="T3"> </text:span></text:span><text:span text:style-name="Source_20_Text"><text:span text:style-name="T14">()</text:span></text:span><text:span text:style-name="Source_20_Text"><text:span text:style-name="T3"> </text:span></text:span><text:span text:style-name="Source_20_Text"><text:span text:style-name="T14">{</text:span></text:span></text:p>
      <text:p text:style-name="P10"><text:span text:style-name="Source_20_Text"><text:span text:style-name="T7"><text:s text:c="4"/></text:span></text:span><text:span text:style-name="Source_20_Text"><text:span text:style-name="T15">callback</text:span></text:span><text:span text:style-name="Source_20_Text"><text:span text:style-name="T14">(</text:span></text:span><text:span text:style-name="Source_20_Text"><text:span text:style-name="T12">this</text:span></text:span><text:span text:style-name="Source_20_Text"><text:span text:style-name="T14">.</text:span></text:span><text:span text:style-name="Source_20_Text"><text:span text:style-name="T3">responseText</text:span></text:span><text:span text:style-name="Source_20_Text"><text:span text:style-name="T14">)</text:span></text:span></text:p>
      <text:p text:style-name="P10"><text:span text:style-name="Source_20_Text"><text:span text:style-name="T7"><text:s text:c="2"/></text:span></text:span><text:span text:style-name="Source_20_Text"><text:span text:style-name="T14">};</text:span></text:span></text:p>
      <text:p text:style-name="P10"><text:span text:style-name="Source_20_Text"><text:span text:style-name="T7"><text:s text:c="2"/></text:span></text:span><text:span text:style-name="Source_20_Text"><text:span text:style-name="T3">xhr</text:span></text:span><text:span text:style-name="Source_20_Text"><text:span text:style-name="T14">.</text:span></text:span><text:span text:style-name="Source_20_Text"><text:span text:style-name="T15">open</text:span></text:span><text:span text:style-name="Source_20_Text"><text:span text:style-name="T14">(</text:span></text:span><text:span text:style-name="Source_20_Text"><text:span text:style-name="T13">'GET'</text:span></text:span><text:span text:style-name="Source_20_Text"><text:span text:style-name="T14">,</text:span></text:span><text:span text:style-name="Source_20_Text"><text:span text:style-name="T3"> url</text:span></text:span><text:span text:style-name="Source_20_Text"><text:span text:style-name="T14">,</text:span></text:span><text:span text:style-name="Source_20_Text"><text:span text:style-name="T3"> </text:span></text:span><text:span text:style-name="Source_20_Text"><text:span text:style-name="T16">true</text:span></text:span><text:span text:style-name="Source_20_Text"><text:span text:style-name="T14">);</text:span></text:span></text:p>
      <text:p text:style-name="P10"><text:span text:style-name="Source_20_Text"><text:span text:style-name="T7"><text:s text:c="2"/></text:span></text:span><text:span text:style-name="Source_20_Text"><text:span text:style-name="T3">xhr</text:span></text:span><text:span text:style-name="Source_20_Text"><text:span text:style-name="T14">.</text:span></text:span><text:span text:style-name="Source_20_Text"><text:span text:style-name="T15">send</text:span></text:span><text:span text:style-name="Source_20_Text"><text:span text:style-name="T14">();</text:span></text:span></text:p>
      <text:p text:style-name="P10"><text:span text:style-name="Source_20_Text"><text:span text:style-name="T14">}</text:span></text:span></text:p>
      <text:p text:style-name="P10"><text:soft-page-break/></text:p>
      <text:p text:style-name="P10"><text:span text:style-name="Source_20_Text"><text:span text:style-name="T12">export</text:span></text:span><text:span text:style-name="Source_20_Text"><text:span text:style-name="T3"> </text:span></text:span><text:span text:style-name="Source_20_Text"><text:span text:style-name="T12">function</text:span></text:span><text:span text:style-name="Source_20_Text"><text:span text:style-name="T3"> </text:span></text:span><text:span text:style-name="Source_20_Text"><text:span text:style-name="T15">getUsefulContents</text:span></text:span><text:span text:style-name="Source_20_Text"><text:span text:style-name="T14">(</text:span></text:span><text:span text:style-name="Source_20_Text"><text:span text:style-name="T3">url</text:span></text:span><text:span text:style-name="Source_20_Text"><text:span text:style-name="T14">,</text:span></text:span><text:span text:style-name="Source_20_Text"><text:span text:style-name="T3"> callback</text:span></text:span><text:span text:style-name="Source_20_Text"><text:span text:style-name="T14">)</text:span></text:span><text:span text:style-name="Source_20_Text"><text:span text:style-name="T3"> </text:span></text:span><text:span text:style-name="Source_20_Text"><text:span text:style-name="T14">{</text:span></text:span></text:p>
      <text:p text:style-name="P10"><text:span text:style-name="Source_20_Text"><text:span text:style-name="T7"><text:s text:c="2"/></text:span></text:span><text:span text:style-name="Source_20_Text"><text:span text:style-name="T15">getJSON</text:span></text:span><text:span text:style-name="Source_20_Text"><text:span text:style-name="T14">(</text:span></text:span><text:span text:style-name="Source_20_Text"><text:span text:style-name="T3">url</text:span></text:span><text:span text:style-name="Source_20_Text"><text:span text:style-name="T14">,</text:span></text:span><text:span text:style-name="Source_20_Text"><text:span text:style-name="T3"> data =&gt; </text:span></text:span><text:span text:style-name="Source_20_Text"><text:span text:style-name="T15">callback</text:span></text:span><text:span text:style-name="Source_20_Text"><text:span text:style-name="T14">(</text:span></text:span><text:span text:style-name="Source_20_Text"><text:span text:style-name="T16">JSON</text:span></text:span><text:span text:style-name="Source_20_Text"><text:span text:style-name="T14">.</text:span></text:span><text:span text:style-name="Source_20_Text"><text:span text:style-name="T15">parse</text:span></text:span><text:span text:style-name="Source_20_Text"><text:span text:style-name="T14">(</text:span></text:span><text:span text:style-name="Source_20_Text"><text:span text:style-name="T3">data</text:span></text:span><text:span text:style-name="Source_20_Text"><text:span text:style-name="T14">)));</text:span></text:span></text:p>
      <text:p text:style-name="P10"><text:span text:style-name="Source_20_Text"><text:span text:style-name="T14">}</text:span></text:span></text:p>
      <text:h text:style-name="P4" text:outline-level="4"><text:bookmark-start text:name="the_main_program_main.js"/><draw:frame draw:style-name="fr1" draw:name="Frame16" text:anchor-type="char" svg:width="0.0161in" draw:z-index="15"><draw:text-box fo:min-height="0.0161in"><text:p text:style-name="Text_20_body">Copy to Clipboard</text:p></draw:text-box></draw:frame><text:bookmark-end text:name="the_main_program_main.js"/>The main program: main.js</text:h>
      <text:p text:style-name="P9"><text:span text:style-name="Source_20_Text"><text:span text:style-name="T12">import</text:span></text:span><text:span text:style-name="Source_20_Text"><text:span text:style-name="T3"> </text:span></text:span><text:span text:style-name="Source_20_Text"><text:span text:style-name="T14">{</text:span></text:span><text:span text:style-name="Source_20_Text"><text:span text:style-name="T3"> getUsefulContents </text:span></text:span><text:span text:style-name="Source_20_Text"><text:span text:style-name="T14">}</text:span></text:span><text:span text:style-name="Source_20_Text"><text:span text:style-name="T3"> </text:span></text:span><text:span text:style-name="Source_20_Text"><text:span text:style-name="T12">from</text:span></text:span><text:span text:style-name="Source_20_Text"><text:span text:style-name="T3"> </text:span></text:span><text:span text:style-name="Source_20_Text"><text:span text:style-name="T13">'/modules/file.js'</text:span></text:span><text:span text:style-name="Source_20_Text"><text:span text:style-name="T14">;</text:span></text:span></text:p>
      <text:p text:style-name="P10"/>
      <text:p text:style-name="P10"><text:span text:style-name="Source_20_Text"><text:span text:style-name="T15">getUsefulContents</text:span></text:span><text:span text:style-name="Source_20_Text"><text:span text:style-name="T14">(</text:span></text:span><text:span text:style-name="Source_20_Text"><text:span text:style-name="T13">'http://www.example.com'</text:span></text:span><text:span text:style-name="Source_20_Text"><text:span text:style-name="T14">,</text:span></text:span></text:p>
      <text:p text:style-name="P10"><text:span text:style-name="Source_20_Text"><text:span text:style-name="T7"><text:s text:c="4"/></text:span></text:span><text:span text:style-name="Source_20_Text"><text:span text:style-name="T3">data =&gt; </text:span></text:span><text:span text:style-name="Source_20_Text"><text:span text:style-name="T14">{</text:span></text:span><text:span text:style-name="Source_20_Text"><text:span text:style-name="T3"> </text:span></text:span><text:span text:style-name="Source_20_Text"><text:span text:style-name="T15">doSomethingUseful</text:span></text:span><text:span text:style-name="Source_20_Text"><text:span text:style-name="T14">(</text:span></text:span><text:span text:style-name="Source_20_Text"><text:span text:style-name="T3">data</text:span></text:span><text:span text:style-name="Source_20_Text"><text:span text:style-name="T14">);</text:span></text:span><text:span text:style-name="Source_20_Text"><text:span text:style-name="T3"> </text:span></text:span><text:span text:style-name="Source_20_Text"><text:span text:style-name="T14">});</text:span></text:span></text:p>
      <text:h text:style-name="P3" text:outline-level="3"><text:bookmark-start text:name="dynamic_import"/><draw:frame draw:style-name="fr1" draw:name="Frame17" text:anchor-type="char" svg:width="0.0161in" draw:z-index="16"><draw:text-box fo:min-height="0.0161in"><text:p text:style-name="Text_20_body">Copy to Clipboard</text:p></draw:text-box></draw:frame><text:bookmark-end text:name="dynamic_import"/><text:a xlink:type="simple" xlink:href="https://developer.mozilla.org/en-US/docs/Web/JavaScript/Reference/Statements/import#dynamic_import" text:style-name="Internet_20_link" text:visited-style-name="Visited_20_Internet_20_Link"><text:span text:style-name="T6">Dynamic Import</text:span></text:a></text:h>
      <text:p text:style-name="P12"><text:span text:style-name="T1">This example shows how to load functionality on to a page based on a user action, in this case a button click, and then call a function within that module. This is not the only way to implement this functionality. The </text:span><text:span text:style-name="Source_20_Text"><text:span text:style-name="T2">import()</text:span></text:span><text:span text:style-name="T1"> function also supports </text:span><text:span text:style-name="Source_20_Text"><text:span text:style-name="T2">await</text:span></text:span><text:span text:style-name="T1">.</text:span></text:p>
      <text:p text:style-name="P9"><text:span text:style-name="Source_20_Text"><text:span text:style-name="T12">const</text:span></text:span><text:span text:style-name="Source_20_Text"><text:span text:style-name="T3"> main = document</text:span></text:span><text:span text:style-name="Source_20_Text"><text:span text:style-name="T14">.</text:span></text:span><text:span text:style-name="Source_20_Text"><text:span text:style-name="T15">querySelector</text:span></text:span><text:span text:style-name="Source_20_Text"><text:span text:style-name="T14">(</text:span></text:span><text:span text:style-name="Source_20_Text"><text:span text:style-name="T13">"main"</text:span></text:span><text:span text:style-name="Source_20_Text"><text:span text:style-name="T14">);</text:span></text:span></text:p>
      <text:p text:style-name="P10"><text:span text:style-name="Source_20_Text"><text:span text:style-name="T12">for</text:span></text:span><text:span text:style-name="Source_20_Text"><text:span text:style-name="T3"> </text:span></text:span><text:span text:style-name="Source_20_Text"><text:span text:style-name="T14">(</text:span></text:span><text:span text:style-name="Source_20_Text"><text:span text:style-name="T12">const</text:span></text:span><text:span text:style-name="Source_20_Text"><text:span text:style-name="T3"> link </text:span></text:span><text:span text:style-name="Source_20_Text"><text:span text:style-name="T12">of</text:span></text:span><text:span text:style-name="Source_20_Text"><text:span text:style-name="T3"> document</text:span></text:span><text:span text:style-name="Source_20_Text"><text:span text:style-name="T14">.</text:span></text:span><text:span text:style-name="Source_20_Text"><text:span text:style-name="T15">querySelectorAll</text:span></text:span><text:span text:style-name="Source_20_Text"><text:span text:style-name="T14">(</text:span></text:span><text:span text:style-name="Source_20_Text"><text:span text:style-name="T13">"nav &gt; a"</text:span></text:span><text:span text:style-name="Source_20_Text"><text:span text:style-name="T14">))</text:span></text:span><text:span text:style-name="Source_20_Text"><text:span text:style-name="T3"> </text:span></text:span><text:span text:style-name="Source_20_Text"><text:span text:style-name="T14">{</text:span></text:span></text:p>
      <text:p text:style-name="P10"><text:span text:style-name="Source_20_Text"><text:span text:style-name="T7"><text:s text:c="2"/></text:span></text:span><text:span text:style-name="Source_20_Text"><text:span text:style-name="T3">link</text:span></text:span><text:span text:style-name="Source_20_Text"><text:span text:style-name="T14">.</text:span></text:span><text:span text:style-name="Source_20_Text"><text:span text:style-name="T15">addEventListener</text:span></text:span><text:span text:style-name="Source_20_Text"><text:span text:style-name="T14">(</text:span></text:span><text:span text:style-name="Source_20_Text"><text:span text:style-name="T13">"click"</text:span></text:span><text:span text:style-name="Source_20_Text"><text:span text:style-name="T14">,</text:span></text:span><text:span text:style-name="Source_20_Text"><text:span text:style-name="T3"> e =&gt; </text:span></text:span><text:span text:style-name="Source_20_Text"><text:span text:style-name="T14">{</text:span></text:span></text:p>
      <text:p text:style-name="P10"><text:span text:style-name="Source_20_Text"><text:span text:style-name="T7"><text:s text:c="4"/></text:span></text:span><text:span text:style-name="Source_20_Text"><text:span text:style-name="T3">e</text:span></text:span><text:span text:style-name="Source_20_Text"><text:span text:style-name="T14">.</text:span></text:span><text:span text:style-name="Source_20_Text"><text:span text:style-name="T15">preventDefault</text:span></text:span><text:span text:style-name="Source_20_Text"><text:span text:style-name="T14">();</text:span></text:span></text:p>
      <text:p text:style-name="P10"/>
      <text:p text:style-name="P10"><text:soft-page-break/><text:span text:style-name="Source_20_Text"><text:span text:style-name="T7"><text:s text:c="4"/></text:span></text:span><text:span text:style-name="Source_20_Text"><text:span text:style-name="T12">import</text:span></text:span><text:span text:style-name="Source_20_Text"><text:span text:style-name="T14">(</text:span></text:span><text:span text:style-name="Source_20_Text"><text:span text:style-name="T13">'/modules/my-module.js'</text:span></text:span><text:span text:style-name="Source_20_Text"><text:span text:style-name="T14">)</text:span></text:span></text:p>
      <text:p text:style-name="P10"><text:span text:style-name="Source_20_Text"><text:span text:style-name="T7"><text:s text:c="6"/></text:span></text:span><text:span text:style-name="Source_20_Text"><text:span text:style-name="T14">.</text:span></text:span><text:span text:style-name="Source_20_Text"><text:span text:style-name="T15">then</text:span></text:span><text:span text:style-name="Source_20_Text"><text:span text:style-name="T14">(</text:span></text:span><text:span text:style-name="Source_20_Text"><text:span text:style-name="T3">module =&gt; </text:span></text:span><text:span text:style-name="Source_20_Text"><text:span text:style-name="T14">{</text:span></text:span></text:p>
      <text:p text:style-name="P10"><text:span text:style-name="Source_20_Text"><text:span text:style-name="T7"><text:s text:c="8"/></text:span></text:span><text:span text:style-name="Source_20_Text"><text:span text:style-name="T3">module</text:span></text:span><text:span text:style-name="Source_20_Text"><text:span text:style-name="T14">.</text:span></text:span><text:span text:style-name="Source_20_Text"><text:span text:style-name="T15">loadPageInto</text:span></text:span><text:span text:style-name="Source_20_Text"><text:span text:style-name="T14">(</text:span></text:span><text:span text:style-name="Source_20_Text"><text:span text:style-name="T3">main</text:span></text:span><text:span text:style-name="Source_20_Text"><text:span text:style-name="T14">);</text:span></text:span></text:p>
      <text:p text:style-name="P10"><text:span text:style-name="Source_20_Text"><text:span text:style-name="T7"><text:s text:c="6"/></text:span></text:span><text:span text:style-name="Source_20_Text"><text:span text:style-name="T14">})</text:span></text:span></text:p>
      <text:p text:style-name="P10"><text:span text:style-name="Source_20_Text"><text:span text:style-name="T7"><text:s text:c="6"/></text:span></text:span><text:span text:style-name="Source_20_Text"><text:span text:style-name="T14">.</text:span></text:span><text:span text:style-name="Source_20_Text"><text:span text:style-name="T15">catch</text:span></text:span><text:span text:style-name="Source_20_Text"><text:span text:style-name="T14">(</text:span></text:span><text:span text:style-name="Source_20_Text"><text:span text:style-name="T3">err =&gt; </text:span></text:span><text:span text:style-name="Source_20_Text"><text:span text:style-name="T14">{</text:span></text:span></text:p>
      <text:p text:style-name="P10"><text:span text:style-name="Source_20_Text"><text:span text:style-name="T7"><text:s text:c="8"/></text:span></text:span><text:span text:style-name="Source_20_Text"><text:span text:style-name="T3">main</text:span></text:span><text:span text:style-name="Source_20_Text"><text:span text:style-name="T14">.</text:span></text:span><text:span text:style-name="Source_20_Text"><text:span text:style-name="T3">textContent = err</text:span></text:span><text:span text:style-name="Source_20_Text"><text:span text:style-name="T14">.</text:span></text:span><text:span text:style-name="Source_20_Text"><text:span text:style-name="T3">message</text:span></text:span><text:span text:style-name="Source_20_Text"><text:span text:style-name="T14">;</text:span></text:span></text:p>
      <text:p text:style-name="P10"><text:span text:style-name="Source_20_Text"><text:span text:style-name="T7"><text:s text:c="6"/></text:span></text:span><text:span text:style-name="Source_20_Text"><text:span text:style-name="T14">});</text:span></text:span></text:p>
      <text:p text:style-name="P10"><text:span text:style-name="Source_20_Text"><text:span text:style-name="T7"><text:s text:c="2"/></text:span></text:span><text:span text:style-name="Source_20_Text"><text:span text:style-name="T14">});</text:span></text:span></text:p>
      <text:p text:style-name="P10"><text:span text:style-name="Source_20_Text"><text:span text:style-name="T14">}</text:span></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x-locale-body, sans-serif"/>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3T21:42:44.867497958</meta:creation-date>
    <dc:date>2021-07-03T22:31:05.512648044</dc:date>
    <meta:editing-duration>PT48M20S</meta:editing-duration>
    <meta:editing-cycles>2</meta:editing-cycles>
    <meta:generator>LibreOffice/6.4.7.2$Linux_X86_64 LibreOffice_project/40$Build-2</meta:generator>
    <meta:document-statistic meta:table-count="0" meta:image-count="0" meta:object-count="0" meta:page-count="9" meta:paragraph-count="143" meta:word-count="1209" meta:character-count="7895" meta:non-whitespace-character-count="6727"/>
  </office:meta>
</office:document-meta>
</file>